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6e6a7" officeooo:paragraph-rsid="0016e6a7"/>
    </style:style>
    <style:style style:name="P2" style:family="paragraph" style:parent-style-name="Table_20_Contents">
      <style:text-properties officeooo:rsid="0018addf" officeooo:paragraph-rsid="0018addf"/>
    </style:style>
    <style:style style:name="P3" style:family="paragraph" style:parent-style-name="Table_20_Contents">
      <style:text-properties officeooo:rsid="0019beea" officeooo:paragraph-rsid="0019beea"/>
    </style:style>
    <style:style style:name="P4" style:family="paragraph" style:parent-style-name="Table_20_Contents">
      <style:text-properties officeooo:rsid="0019eed4" officeooo:paragraph-rsid="0019eed4"/>
    </style:style>
    <style:style style:name="P5" style:family="paragraph" style:parent-style-name="Table_20_Contents">
      <style:text-properties officeooo:rsid="001f4bf6" officeooo:paragraph-rsid="001f4bf6"/>
    </style:style>
    <style:style style:name="P6" style:family="paragraph" style:parent-style-name="Table_20_Contents">
      <style:text-properties officeooo:rsid="002302a4" officeooo:paragraph-rsid="002302a4"/>
    </style:style>
    <style:style style:name="P7" style:family="paragraph" style:parent-style-name="Table_20_Contents">
      <style:text-properties officeooo:rsid="00250a9b" officeooo:paragraph-rsid="00250a9b"/>
    </style:style>
    <style:style style:name="P8" style:family="paragraph" style:parent-style-name="Table_20_Contents">
      <style:text-properties officeooo:rsid="0027fa57" officeooo:paragraph-rsid="0027fa57"/>
    </style:style>
    <style:style style:name="P9" style:family="paragraph" style:parent-style-name="Table_20_Contents">
      <style:text-properties officeooo:rsid="002adf56" officeooo:paragraph-rsid="002adf56"/>
    </style:style>
    <style:style style:name="P10" style:family="paragraph" style:parent-style-name="Table_20_Contents" style:list-style-name="L1">
      <style:text-properties officeooo:rsid="0019beea" officeooo:paragraph-rsid="0019beea"/>
    </style:style>
    <style:style style:name="P11" style:family="paragraph" style:parent-style-name="Table_20_Contents" style:list-style-name="L1">
      <style:text-properties officeooo:rsid="001b017f" officeooo:paragraph-rsid="001b017f"/>
    </style:style>
    <style:style style:name="P12" style:family="paragraph" style:parent-style-name="Table_20_Contents" style:list-style-name="L2">
      <style:text-properties officeooo:rsid="0019eed4" officeooo:paragraph-rsid="0019eed4"/>
    </style:style>
    <style:style style:name="P13" style:family="paragraph" style:parent-style-name="Table_20_Contents" style:list-style-name="L2">
      <style:text-properties officeooo:rsid="00224082" officeooo:paragraph-rsid="00224082"/>
    </style:style>
    <style:style style:name="P14" style:family="paragraph" style:parent-style-name="Table_20_Contents" style:list-style-name="L2">
      <style:text-properties officeooo:rsid="001c9e6c" officeooo:paragraph-rsid="001c9e6c"/>
    </style:style>
    <style:style style:name="P15" style:family="paragraph" style:parent-style-name="Table_20_Contents" style:list-style-name="L2">
      <style:text-properties officeooo:rsid="001c9e6c" officeooo:paragraph-rsid="002f0ecb"/>
    </style:style>
    <style:style style:name="P16" style:family="paragraph" style:parent-style-name="Table_20_Contents" style:list-style-name="L3">
      <style:text-properties officeooo:rsid="0027fa57" officeooo:paragraph-rsid="0027fa57"/>
    </style:style>
    <style:style style:name="P17" style:family="paragraph" style:parent-style-name="Table_20_Contents">
      <style:text-properties officeooo:rsid="002d3380" officeooo:paragraph-rsid="002d3380"/>
    </style:style>
    <style:style style:name="P18" style:family="paragraph" style:parent-style-name="Table_20_Contents">
      <style:text-properties officeooo:rsid="002e6c78" officeooo:paragraph-rsid="002e6c78"/>
    </style:style>
    <style:style style:name="P19" style:family="paragraph" style:parent-style-name="Table_20_Contents" style:list-style-name="L4">
      <style:text-properties officeooo:rsid="002f0ecb" officeooo:paragraph-rsid="002f0ecb"/>
    </style:style>
    <style:style style:name="P20" style:family="paragraph" style:parent-style-name="Table_20_Contents" style:list-style-name="L2">
      <style:text-properties officeooo:rsid="00304f87" officeooo:paragraph-rsid="00304f87"/>
    </style:style>
    <style:style style:name="P21" style:family="paragraph" style:parent-style-name="Table_20_Contents">
      <style:text-properties officeooo:rsid="00304f87" officeooo:paragraph-rsid="00304f87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305a2c" officeooo:paragraph-rsid="00305a2c" style:font-weight-asian="bold" style:font-weight-complex="bold"/>
    </style:style>
    <style:style style:name="P23" style:family="paragraph">
      <style:paragraph-properties style:writing-mode="lr-tb"/>
    </style:style>
    <style:style style:name="P24" style:family="paragraph">
      <style:paragraph-properties fo:text-align="center"/>
    </style:style>
    <style:style style:name="T1" style:family="text">
      <style:text-properties officeooo:rsid="001ae1b8"/>
    </style:style>
    <style:style style:name="T2" style:family="text">
      <style:text-properties officeooo:rsid="001b017f"/>
    </style:style>
    <style:style style:name="T3" style:family="text">
      <style:text-properties officeooo:rsid="002a8667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2f0ecb"/>
    </style:style>
    <style:style style:name="T6" style:family="text">
      <style:text-properties officeooo:rsid="00305a2c"/>
    </style:style>
    <style:style style:name="T7" style:family="text">
      <style:text-properties style:text-line-through-style="none" style:text-line-through-type="none" style:text-underline-style="none" style:text-blinking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1665in" fo:min-width="0.6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1.2311in" fo:min-width="1.2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able:table table:name="Table1" table:style-name="Table1">
        <table:table-column table:style-name="Table1.A"/>
        <table:table-row table:style-name="TableLine94632970220160">
          <table:table-cell table:style-name="Table1.A1" office:value-type="string">
            <text:p text:style-name="P1">Installation:</text:p>
            <text:p text:style-name="P2">vm = 172.28.255.16</text:p>
            <text:p text:style-name="P2"/>
            <text:p text:style-name="P2"><text:a xlink:type="simple" xlink:href="https://www.digitalocean.com/community/tutorials/how-to-install-bacula-server-on-centos-7" text:style-name="Internet_20_link" text:visited-style-name="Visited_20_Internet_20_Link">https://www.digitalocean.com/community/tutorials/how-to-install-bacula-server-on-centos-7</text:a></text:p>
            <text:p text:style-name="P2"/>
            <text:p text:style-name="P3">bconsole: </text:p>
            <text:list xml:id="list2650874983" text:style-name="L1">
              <text:list-item>
                <text:p text:style-name="P10">cant connected to bacula-dir @ 9101</text:p>
              </text:list-item>
              <text:list-item>
                <text:p text:style-name="P10">port 9101 not listening : <text:span text:style-name="T2">changing “DirAddress = 172.28.255.16”</text:span></text:p>
              </text:list-item>
              <text:list-item>
                <text:p text:style-name="P11">changing password in “bconsole.conf” Password=”@@DIR_PASSWORD@@” of Director{ ..}</text:p>
              </text:list-item>
            </text:list>
            <text:p text:style-name="P3"/>
            <text:list xml:id="list173433202002042" text:continue-numbering="true" text:style-name="L1">
              <text:list-header>
                <text:p text:style-name="P10"/>
              </text:list-header>
            </text:list>
          </table:table-cell>
        </table:table-row>
        <table:table-row table:style-name="TableLine94632970525712">
          <table:table-cell table:style-name="Table1.A2" office:value-type="string">
            <text:p text:style-name="P4">Jobs and schedules</text:p>
            <text:p text:style-name="P4">- <text:span text:style-name="T1">each task are performed with jobs. Jobs are specified with: . A backup job generally consists of a FileSet, </text:span>a Client, a Schedule for one or several levels or times of backups, a Pool</text:p>
          </table:table-cell>
        </table:table-row>
        <table:table-row table:style-name="TableLine94632970526336">
          <table:table-cell table:style-name="Table1.A2" office:value-type="string">
            <text:p text:style-name="P4"><draw:custom-shape text:anchor-type="paragraph" draw:z-index="2" draw:name="Shape3_0" draw:style-name="gr1" draw:text-style-name="P23" svg:width="0.698in" svg:height="0.1669in" svg:x="4.0898in" svg:y="0.1102in"><text:p text:style-name="P23">volume1</text:p><draw:enhanced-geometry svg:viewBox="0 0 21600 21600" draw:type="rectangle" draw:enhanced-path="M 0 0 L 21600 0 21600 21600 0 21600 0 0 Z N"/></draw:custom-shape><draw:custom-shape text:anchor-type="paragraph" draw:z-index="0" draw:name="Shape1" draw:style-name="gr2" draw:text-style-name="P24" svg:width="1.7398in" svg:height="1.7398in" svg:x="3.652in" svg:y="0.01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Pools, volumes and labels</text:p>
            <text:p text:style-name="P4"/>
            <text:p text:style-name="P4"><draw:custom-shape text:anchor-type="paragraph" draw:z-index="1" draw:name="Shape3" draw:style-name="gr1" draw:text-style-name="P23" svg:width="0.698in" svg:height="0.1669in" svg:x="3.9126in" svg:y="0.0709in"><text:p text:style-name="P23">volume4</text:p><draw:enhanced-geometry svg:viewBox="0 0 21600 21600" draw:type="rectangle" draw:enhanced-path="M 0 0 L 21600 0 21600 21600 0 21600 0 0 Z N"/></draw:custom-shape>- <text:span text:style-name="T1">circle = Pool</text:span></text:p>
            <text:p text:style-name="P4"><draw:custom-shape text:anchor-type="paragraph" draw:z-index="3" draw:name="Shape3_1" draw:style-name="gr1" draw:text-style-name="P23" svg:width="0.698in" svg:height="0.1669in" svg:x="4.5583in" svg:y="0.0457in"><text:p text:style-name="P23">volume3</text:p><draw:enhanced-geometry svg:viewBox="0 0 21600 21600" draw:mirror-horizontal="false" draw:mirror-vertical="false" draw:type="rectangle" draw:enhanced-path="M 0 0 L 21600 0 21600 21600 0 21600 0 0 Z N"/></draw:custom-shape>- <text:span text:style-name="T1">rectangle = volumes, </text:span></text:p>
            <text:p text:style-name="P4"><draw:custom-shape text:anchor-type="paragraph" draw:z-index="4" draw:name="Shape3_2" draw:style-name="gr1" draw:text-style-name="P23" svg:width="0.698in" svg:height="0.1669in" svg:x="4.0374in" svg:y="0.1354in"><text:p text:style-name="P23">volume2</text:p><draw:enhanced-geometry svg:viewBox="0 0 21600 21600" draw:type="rectangle" draw:enhanced-path="M 0 0 L 21600 0 21600 21600 0 21600 0 0 Z N"/></draw:custom-shape>- <text:span text:style-name="T1">volume1, volume2 , .. are all labels.</text:span></text:p>
            <text:p text:style-name="P4"/>
            <text:p text:style-name="P4"/>
            <text:p text:style-name="P4"/>
            <text:p text:style-name="P4"/>
          </table:table-cell>
        </table:table-row>
        <table:table-row table:style-name="TableLine94632970625904">
          <table:table-cell table:style-name="Table1.A2" office:value-type="string">
            <text:list xml:id="list886562257" text:style-name="L2">
              <text:list-item>
                <text:p text:style-name="P12">Director</text:p>
              </text:list-item>
              <text:list-item>
                <text:p text:style-name="P12">storage</text:p>
              </text:list-item>
              <text:list-item>
                <text:p text:style-name="P12">file</text:p>
              </text:list-item>
              <text:list-item>
                <text:p text:style-name="P12">console</text:p>
              </text:list-item>
              <text:list-item>
                <text:p text:style-name="P12">monitor</text:p>
              </text:list-item>
              <text:list-item>
                <text:p text:style-name="P13">catalog</text:p>
              </text:list-item>
            </text:list>
            <text:p text:style-name="P4"/>
            <text:p text:style-name="P4"/>
            <text:p text:style-name="P4"/>
          </table:table-cell>
        </table:table-row>
        <table:table-row table:style-name="TableLine94632970626560">
          <table:table-cell table:style-name="Table1.A2" office:value-type="string">
            <text:list xml:id="list173433156933688" text:continue-numbering="true" text:style-name="L2">
              <text:list-header>
                <text:p text:style-name="P20">BACULA-director-test</text:p>
              </text:list-header>
              <text:list-item>
                <text:p text:style-name="P20">BACULA-storage-test</text:p>
              </text:list-item>
              <text:list-item>
                <text:p text:style-name="P20">BACULA-storage-II</text:p>
              </text:list-item>
              <text:list-item>
                <text:p text:style-name="P20">BACULA-filedisk-test</text:p>
              </text:list-item>
            </text:list>
            <text:p text:style-name="P21"/>
            <text:p text:style-name="P21"/>
            <text:list xml:id="list173431612573586" text:continue-numbering="true" text:style-name="L2">
              <text:list-item>
                <text:p text:style-name="P14">Bacula director = 172.28.255.17</text:p>
              </text:list-item>
              <text:list-item>
                <text:p text:style-name="P14">storage = .1<text:span text:style-name="T5">9, gets corrputed when trying to clean with command </text:span></text:p>
                <text:p text:style-name="P15">“ <text:span text:style-name="T5">find / -type d -name “bacula” -exec rm -rf {} \; </text:span></text:p>
                <text:p text:style-name="P15"><text:span text:style-name="T5">and “fiind / -type d -name “sql” -exec rm -rf {} \; ” <text:s/></text:span>“</text:p>
                <text:p text:style-name="P15"/>
              </text:list-item>
              <text:list-item>
                <text:p text:style-name="P14">file disc = .<text:span text:style-name="T5">18</text:span></text:p>
              </text:list-item>
            </text:list>
          </table:table-cell>
        </table:table-row>
        <table:table-row table:style-name="TableLine94632970627408">
          <table:table-cell table:style-name="Table1.A2" office:value-type="string">
            <text:p text:style-name="P5"/>
            <text:p text:style-name="P5">bacula-dir.conf</text:p>
            <text:p text:style-name="P5"><text:soft-page-break/></text:p>
            <text:p text:style-name="P5"/>
            <text:p text:style-name="P5">bacula-sd.conf</text:p>
            <text:p text:style-name="P5"/>
            <text:p text:style-name="P5"/>
            <text:p text:style-name="P5">bacula-fd.conf</text:p>
            <text:p text:style-name="P5"/>
            <text:p text:style-name="P5"/>
            <text:p text:style-name="P5">bconsole.conf</text:p>
            <text:p text:style-name="P5"/>
          </table:table-cell>
        </table:table-row>
        <table:table-row table:style-name="TableLine94632970628048">
          <table:table-cell table:style-name="Table1.A2" office:value-type="string">
            <text:p text:style-name="P6">Using postgresql as Database.</text:p>
            <text:p text:style-name="P6"/>
            <text:p text:style-name="P6"><text:a xlink:type="simple" xlink:href="https://www.hostinger.com/tutorials/how-to-install-postgresql-on-centos-7/" text:style-name="Internet_20_link" text:visited-style-name="Visited_20_Internet_20_Link">https://www.hostinger.com/tutorials/how-to-install-postgresql-on-centos-7/</text:a></text:p>
            <text:p text:style-name="P6"/>
            <text:p text:style-name="P6"/>
          </table:table-cell>
        </table:table-row>
        <table:table-row table:style-name="TableLine94632970628688">
          <table:table-cell table:style-name="Table1.A2" office:value-type="string">
            <text:p text:style-name="P7">Issue:</text:p>
            <text:p text:style-name="P7">connecting to storage deamon:</text:p>
            <text:p text:style-name="P7"><text:span text:style-name="T4">dont forget to mount storage device</text:span> : <text:span text:style-name="T3">permission error, bacula needs read, write and execute permission .</text:span></text:p>
            <text:p text:style-name="P7"/>
            <text:p text:style-name="P9">No full backups found:</text:p>
            <text:p text:style-name="P9"/>
          </table:table-cell>
        </table:table-row>
        <table:table-row table:style-name="TableLine94632970629376">
          <table:table-cell table:style-name="Table1.A2" office:value-type="string">
            <text:p text:style-name="P8">Director:</text:p>
            <text:list xml:id="list2561282293" text:style-name="L3">
              <text:list-item>
                <text:p text:style-name="P16">director address, password</text:p>
              </text:list-item>
              <text:list-item>
                <text:p text:style-name="P16">storage address, password</text:p>
              </text:list-item>
              <text:list-item>
                <text:p text:style-name="P16">catalog address, password</text:p>
              </text:list-item>
              <text:list-item>
                <text:p text:style-name="P16">job for <text:s/>backup, job for restore</text:p>
              </text:list-item>
              <text:list-item>
                <text:p text:style-name="P16">file set ; what to store</text:p>
              </text:list-item>
            </text:list>
          </table:table-cell>
        </table:table-row>
        <table:table-row table:style-name="TableLine94632970629984">
          <table:table-cell table:style-name="Table1.A2" office:value-type="string">
            <text:p text:style-name="P17">Bootstrap:</text:p>
            <text:p text:style-name="P17">-</text:p>
            <text:p text:style-name="P7"/>
          </table:table-cell>
        </table:table-row>
        <table:table-row table:style-name="TableLine94632970629984">
          <table:table-cell table:style-name="Table1.A2" office:value-type="string">
            <text:p text:style-name="P18">Retention <text:span text:style-name="T5">period</text:span></text:p>
            <text:list xml:id="list936667664" text:style-name="L4">
              <text:list-item>
                <text:p text:style-name="P19">job retention</text:p>
              </text:list-item>
              <text:list-item>
                <text:p text:style-name="P19">volume retention</text:p>
              </text:list-item>
              <text:list-item>
                <text:p text:style-name="P19">pool retention</text:p>
              </text:list-item>
            </text:list>
            <text:p text:style-name="P18">purge:</text:p>
            <text:p text:style-name="P18"/>
            <text:p text:style-name="P18">purne:</text:p>
          </table:table-cell>
        </table:table-row>
      </table:table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e2" table:style-name="Table2">
        <table:table-column table:style-name="Table2.A"/>
        <table:table-row table:style-name="TableLine94632967944704">
          <table:table-cell table:style-name="Table2.A1" office:value-type="string">
            <text:p text:style-name="P22">ANSIBLE</text:p>
          </table:table-cell>
        </table:table-row>
        <table:table-row table:style-name="TableLine94632967944704">
          <table:table-cell table:style-name="Table2.A2" office:value-type="string">
            <text:p text:style-name="Standard"><text:bookmark text:name="hs_cos_wrapper_module_13892079309161998"/>Ansible is a radically simple IT automation engine that automates <text:a xlink:type="simple" xlink:href="https://www.ansible.com/provisioning?hsLang=en-us" text:style-name="Internet_20_link" text:visited-style-name="Visited_20_Internet_20_Link"><text:span text:style-name="T7">cloud provisioning</text:span></text:a>, <text:a xlink:type="simple" xlink:href="https://www.ansible.com/configuration-management?hsLang=en-us" text:style-name="Internet_20_link" text:visited-style-name="Visited_20_Internet_20_Link"><text:span text:style-name="T7">configuration management</text:span></text:a>, <text:a xlink:type="simple" xlink:href="https://www.ansible.com/application-deployment?hsLang=en-us" text:style-name="Internet_20_link" text:visited-style-name="Visited_20_Internet_20_Link"><text:span text:style-name="T7">application deployment</text:span></text:a>, <text:a xlink:type="simple" xlink:href="https://www.ansible.com/orchestration?hsLang=en-us" text:style-name="Internet_20_link" text:visited-style-name="Visited_20_Internet_20_Link"><text:span text:style-name="T7">intra-service orchestration</text:span></text:a>, and many other IT needs.</text:p>
            <text:p text:style-name="Table_20_Contents">- <text:span text:style-name="T6">written in YAML </text:span></text:p>
            <text:p text:style-name="Table_20_Contents">- <text:span text:style-name="T6">set of instructions are packaged in “ansible modules”</text:span></text:p>
            <text:p text:style-name="Table_20_Contents">-</text:p>
          </table:table-cell>
        </table:table-row>
        <table:table-row table:style-name="TableLine94632967944704">
          <table:table-cell table:style-name="Table2.A2" office:value-type="string">
            <text:p text:style-name="Table_20_Contents"/>
          </table:table-cell>
        </table:table-row>
        <table:table-row table:style-name="TableLine94632967944704">
          <table:table-cell table:style-name="Table2.A2" office:value-type="string">
            <text:p text:style-name="Table_20_Contents"/>
          </table:table-cell>
        </table:table-row>
        <table:table-row table:style-name="TableLine94632967944704">
          <table:table-cell table:style-name="Table2.A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8T11:53:55.533281387</meta:creation-date>
    <meta:generator>LibreOffice/6.4.7.2$Linux_X86_64 LibreOffice_project/40$Build-2</meta:generator>
    <dc:date>2021-11-11T15:07:46.671359019</dc:date>
    <meta:editing-duration>PT17H35M9S</meta:editing-duration>
    <meta:editing-cycles>14</meta:editing-cycles>
    <meta:document-statistic meta:table-count="2" meta:image-count="0" meta:object-count="0" meta:page-count="3" meta:paragraph-count="60" meta:word-count="277" meta:character-count="1789" meta:non-whitespace-character-count="1589"/>
  </office:meta>
</office:document-meta>
</file>